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37eb43" officeooo:paragraph-rsid="0037eb43" style:font-size-asian="12.25pt" style:font-size-complex="14pt"/>
    </style:style>
    <style:style style:name="P2" style:family="paragraph" style:parent-style-name="Standard" style:list-style-name="L1">
      <style:text-properties fo:font-size="14pt" officeooo:rsid="001f5305" officeooo:paragraph-rsid="001f5305" style:font-size-asian="12.25pt" style:font-size-complex="14pt"/>
    </style:style>
    <style:style style:name="P3" style:family="paragraph" style:parent-style-name="Standard" style:list-style-name="L1">
      <style:text-properties fo:font-size="14pt" officeooo:rsid="004abeaf" officeooo:paragraph-rsid="004abeaf" style:font-size-asian="12.25pt" style:font-size-complex="14pt"/>
    </style:style>
    <style:style style:name="P4" style:family="paragraph" style:parent-style-name="Standard" style:list-style-name="L1">
      <style:text-properties fo:font-size="14pt" officeooo:rsid="004b5256" officeooo:paragraph-rsid="004b5256" style:font-size-asian="12.25pt" style:font-size-complex="14pt"/>
    </style:style>
    <style:style style:name="P5" style:family="paragraph" style:parent-style-name="Standard" style:list-style-name="L1">
      <style:text-properties fo:font-size="14pt" officeooo:rsid="004b5256" officeooo:paragraph-rsid="004bc4c4" style:font-size-asian="12.25pt" style:font-size-complex="14pt"/>
    </style:style>
    <style:style style:name="P6" style:family="paragraph" style:parent-style-name="Standard" style:list-style-name="">
      <style:text-properties fo:font-size="14pt" officeooo:rsid="004b5256" officeooo:paragraph-rsid="004b5256" style:font-size-asian="12.25pt" style:font-size-complex="14pt"/>
    </style:style>
    <style:style style:name="P7" style:family="paragraph" style:parent-style-name="Standard" style:list-style-name="L1">
      <style:text-properties fo:font-size="14pt" officeooo:rsid="004d5344" officeooo:paragraph-rsid="004d5344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rsid="004abeaf" officeooo:paragraph-rsid="004abeaf"/>
    </style:style>
    <style:style style:name="P9" style:family="paragraph" style:parent-style-name="Standard" style:list-style-name="L1">
      <style:paragraph-properties fo:break-before="page"/>
      <style:text-properties fo:font-size="14pt" officeooo:rsid="004b5256" officeooo:paragraph-rsid="004b5256" style:font-size-asian="12.25pt" style:font-size-complex="14pt"/>
    </style:style>
    <style:style style:name="T1" style:family="text">
      <style:text-properties officeooo:rsid="004bc4c4"/>
    </style:style>
    <style:style style:name="T2" style:family="text">
      <style:text-properties officeooo:rsid="004d53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ave cookies</text:p>
      <text:p text:style-name="Standard"/>
      <text:p text:style-name="Standard"/>
      <text:list xml:id="list817690930" text:style-name="L1">
        <text:list-item>
          <text:p text:style-name="P3">Save cookies</text:p>
          <text:p text:style-name="P3"/>
          <text:p text:style-name="P2"/>
          <text:p text:style-name="P2"/>
        </text:list-item>
        <text:list-item>
          <text:p text:style-name="P2">Simple proxy server </text:p>
        </text:list-item>
        <text:list-item>
          <text:p text:style-name="P2"/>
        </text:list-item>
      </text:list>
      <text:p text:style-name="P6"/>
      <text:list xml:id="list110826721432584" text:continue-numbering="true" text:style-name="L1">
        <text:list-item>
          <text:p text:style-name="P9">Index</text:p>
          <text:list>
            <text:list-item>
              <text:p text:style-name="P4">Why cookies are different between <text:a xlink:type="simple" xlink:href="https://stackoverflow.com/tour" text:style-name="Internet_20_link" text:visited-style-name="Visited_20_Internet_20_Link">https://stackoverflow.com/tour</text:a> and <text:a xlink:type="simple" xlink:href="http://localhost:5000/tour" text:style-name="Internet_20_link" text:visited-style-name="Visited_20_Internet_20_Link">http://localhost:5000/tour</text:a> </text:p>
              <text:p text:style-name="P4"><text:a xlink:type="simple" xlink:href="http://localhost:5000/tour" text:style-name="Internet_20_link" text:visited-style-name="Visited_20_Internet_20_Link">http://localhost:5000/tour</text:a> </text:p>
              <text:p text:style-name="P5"><text:a xlink:type="simple" xlink:href="https://stackoverflow.com/tour" text:style-name="Internet_20_link" text:visited-style-name="Visited_20_Internet_20_Link">https://stackoverflow.com/tour</text:a> <text:span text:style-name="T1">there are no response cookies</text:span></text:p>
            </text:list-item>
            <text:list-item>
              <text:p text:style-name="P4">Why the prov key in response cookies change in <text:a xlink:type="simple" xlink:href="http://localhost:5000/tour" text:style-name="Internet_20_link" text:visited-style-name="Visited_20_Internet_20_Link">http://localhost:5000/tour</text:a> </text:p>
            </text:list-item>
            <text:list-item>
              <text:p text:style-name="P4"/>
            </text:list-item>
            <text:list-item>
              <text:p text:style-name="P7">Response cookies ?</text:p>
              <text:p text:style-name="P4">with requests.Session() as s:</text:p>
              <text:p text:style-name="P4"><text:tab/>r = s.get('https://stackoverflow.com/tour')</text:p>
              <text:p text:style-name="P4"><text:tab/>print(r.cookies.get_dict())</text:p>
              <text:p text:style-name="P4"><text:tab/>r<text:span text:style-name="T2">1</text:span> = s.get('https://stackoverflow.com/company')</text:p>
              <text:p text:style-name="P4"><text:tab/>print(r<text:span text:style-name="T2">1</text:span>.cookies.get_dict())</text:p>
              <text:p text:style-name="P4"/>
              <text:p text:style-name="P4"><text:tab/></text:p>
              <text:p text:style-name="P4">{'prov': 'e4752b72-694c-feb7-4c0d-491f10a30558'}</text:p>
              <text:p text:style-name="P4">{}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0:11:22.235435453</meta:creation-date>
    <meta:generator>LibreOffice/6.4.7.2$Linux_X86_64 LibreOffice_project/40$Build-2</meta:generator>
    <dc:date>2021-12-11T11:08:14.759920363</dc:date>
    <meta:editing-duration>P2DT49M29S</meta:editing-duration>
    <meta:editing-cycles>46</meta:editing-cycles>
    <meta:document-statistic meta:table-count="0" meta:image-count="0" meta:object-count="0" meta:page-count="2" meta:paragraph-count="19" meta:word-count="59" meta:character-count="569" meta:non-whitespace-character-count="525"/>
  </office:meta>
</office:document-meta>
</file>